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361" officeooo:paragraph-rsid="001ea361"/>
    </style:style>
    <style:style style:name="T1" style:family="text">
      <style:text-properties officeooo:rsid="001e0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3:46:41.581004849</meta:creation-date>
    <dc:date>2017-06-29T13:54:40.270831985</dc:date>
    <meta:editing-duration>PT6M48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